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Good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Bad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Bad"/>
        <table:table-column table:style-name="co2" table:default-cell-style-name="ce2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16377" table:default-cell-style-name="Default"/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Default"/>
          <table:table-cell table:style-name="ce1" office:value-type="string" calcext:value-type="string">
            <text:p>topic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finish</text:p>
          </table:table-cell>
          <table:table-cell table:number-columns-repeated="16377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Good"/>
          <table:table-cell table:style-name="ce4" office:value-type="string" calcext:value-type="string">
            <text:p>1 <text:s/>basics</text:p>
          </table:table-cell>
          <table:table-cell table:style-name="Good"/>
          <table:table-cell table:style-name="ce4" office:value-type="string" calcext:value-type="string">
            <text:p>29/1</text:p>
          </table:table-cell>
          <table:table-cell table:style-name="ce4" office:value-type="float" office:value="2" calcext:value-type="float">
            <text:p>2</text:p>
          </table:table-cell>
          <table:table-cell table:style-name="Good"/>
          <table:table-cell table:style-name="ce4"/>
          <table:table-cell table:style-name="Good" table:number-columns-repeated="16377"/>
        </table:table-row>
        <table:table-row table:style-name="ro1">
          <table:table-cell table:style-name="Good"/>
          <table:table-cell table:style-name="ce4"/>
          <table:table-cell table:style-name="Good"/>
          <table:table-cell table:style-name="ce4" table:number-columns-repeated="2"/>
          <table:table-cell table:style-name="Good"/>
          <table:table-cell table:style-name="ce4"/>
          <table:table-cell table:style-name="Good" table:number-columns-repeated="16377"/>
        </table:table-row>
        <table:table-row table:style-name="ro1">
          <table:table-cell table:style-name="Good"/>
          <table:table-cell table:style-name="ce4" office:value-type="string" calcext:value-type="string">
            <text:p>2 <text:s/>sorting</text:p>
          </table:table-cell>
          <table:table-cell table:style-name="Good"/>
          <table:table-cell table:style-name="ce4" office:value-type="string" calcext:value-type="string">
            <text:p>14/2</text:p>
          </table:table-cell>
          <table:table-cell table:style-name="ce4" office:value-type="float" office:value="1" calcext:value-type="float">
            <text:p>1</text:p>
          </table:table-cell>
          <table:table-cell table:style-name="Good"/>
          <table:table-cell table:style-name="ce4"/>
          <table:table-cell table:style-name="Good" table:number-columns-repeated="16377"/>
        </table:table-row>
        <table:table-row table:style-name="ro1">
          <table:table-cell table:style-name="Good"/>
          <table:table-cell table:style-name="ce4"/>
          <table:table-cell table:style-name="Good"/>
          <table:table-cell table:style-name="ce4" table:number-columns-repeated="2"/>
          <table:table-cell table:style-name="Good"/>
          <table:table-cell table:style-name="ce4"/>
          <table:table-cell table:style-name="Good" table:number-columns-repeated="16377"/>
        </table:table-row>
        <table:table-row table:style-name="ro1">
          <table:table-cell/>
          <table:table-cell office:value-type="string" calcext:value-type="string">
            <text:p>3 <text:s/>arrays</text:p>
          </table:table-cell>
          <table:table-cell table:style-name="Bad"/>
          <table:table-cell table:style-name="ce2" office:value-type="string" calcext:value-type="string">
            <text:p>14/2</text:p>
          </table:table-cell>
          <table:table-cell table:style-name="ce2" office:value-type="float" office:value="3" calcext:value-type="float">
            <text:p>3</text:p>
          </table:table-cell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4 <text:s/>b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5 <text:s/>string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6 <text:s/>linked lis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7 <text:s/>recursion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8 <text:s/>bi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9 <text:s/>stack and que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0 <text:s/>two-ptr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1 <text:s/>heap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2 <text:s/>greedy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3 <text:s/>binary tree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4 <text:s/>bst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5 <text:s/>graph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6 <text:s/>dp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 table:number-columns-repeated="2"/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17 <text:s/>tries</text:p>
          </table:table-cell>
          <table:table-cell table:style-name="Bad"/>
          <table:table-cell table:style-name="ce2" table:number-columns-repeated="2"/>
          <table:table-cell table:style-name="Bad"/>
          <table:table-cell table:style-name="ce2"/>
          <table:table-cell table:style-name="Bad"/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1:40:32.212126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8:42:03.698382428</meta:creation-date>
    <dc:date>2024-02-14T11:42:27.954085296</dc:date>
    <meta:editing-duration>PT18M17S</meta:editing-duration>
    <meta:editing-cycles>2</meta:editing-cycles>
    <meta:generator>LibreOffice/24.2.0.3$Linux_X86_64 LibreOffice_project/420$Build-3</meta:generator>
    <meta:document-statistic meta:table-count="1" meta:cell-count="27" meta:object-count="0"/>
  </office:meta>
</office:document-meta>
</file>